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f660" officeooo:paragraph-rsid="0015f660"/>
    </style:style>
    <style:style style:name="P2" style:family="paragraph" style:parent-style-name="Standard">
      <style:text-properties officeooo:rsid="001751ad" officeooo:paragraph-rsid="001751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nitialized Memory</text:p>
      <text:p text:style-name="P1"/>
      <text:p text:style-name="P1">Welcome back! In this video we will be learning about uninitialized memory, and how to work with it in C++</text:p>
      <text:p text:style-name="P1"/>
      <text:p text:style-name="P1">C++ works very hard so that a programmer should never have to work with or access uninitialized memory. However since the situation might come up at some point, like if your implementing an allocator for example, the C++ STL does provide some facilities for working it. This also includes all of the cstdlib funcitons for memory allocation and deallocation as well. </text:p>
      <text:p text:style-name="P1"/>
      <text:p text:style-name="P1">The C standard library is included in C++, and it provides several functions for creating blocks of uninitialized memory. They are malloc, which will allocate memory from the system. aligned_alloc, which will allocate memory aligned by some byte value. Calloc which will allocate memeory and zero it out for your to remove any garbage values. Realloc which will resize already allocated memory, and free which will release a block of memory back to the system. </text:p>
      <text:p text:style-name="P1"/>
      <text:p text:style-name="P1">The way to create an uninitialized block of memory in C++ is to use the global operator new, and pass in the number of bytes to allocate. This works exactly like malloc, and depending on the implementation may just call the same functions. The STL also provides the following functions in the &lt;memory&gt; header. uninitialized_copy which will copy data into an uninitialized block of memory, uninitialized_fill which will fill a block of uninitialized memory with some value, uninitialized_move which will move an object into uninitialized memory, uninitialized_default_construct, and uninitialized_value_construct which will construct an object inside of the uninitialized block of memory. <text:s/></text:p>
      <text:p text:style-name="P1"/>
      <text:p text:style-name="P2">The functions destroy_at, destroy, and destroy_n can be used to destruct any objects created in memory without releasing the memory back to the system, making that memory uninitialized again. These functions can take away some of the pain of working with raw memory. Lets take a look at some examples. </text:p>
      <text:p text:style-name="P2"/>
      <text:p text:style-name="P2">&lt;uninitialized_memory.cpp&gt;</text:p>
      <text:p text:style-name="P2"/>
      <text:p text:style-name="P2">In the next video, we will wrap up our section on memory with a review. Thank you for watch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2:15:27.507549472</meta:creation-date>
    <dc:date>2019-04-21T20:47:26.156903739</dc:date>
    <meta:editing-duration>PT40M39S</meta:editing-duration>
    <meta:editing-cycles>11</meta:editing-cycles>
    <meta:generator>LibreOffice/6.0.7.3$Linux_X86_64 LibreOffice_project/00m0$Build-3</meta:generator>
    <meta:document-statistic meta:table-count="0" meta:image-count="0" meta:object-count="0" meta:page-count="1" meta:paragraph-count="8" meta:word-count="329" meta:character-count="2066" meta:non-whitespace-character-count="1739"/>
  </office:meta>
</office:document-meta>
</file>